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b06a" officeooo:paragraph-rsid="0005b06a"/>
    </style:style>
    <style:style style:name="T1" style:family="text">
      <style:text-properties fo:language="es" fo:country="MX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scribete</text:p>
      <text:p text:style-name="P1"/>
      <text:p text:style-name="P1">Mantente al tanto con nuestro <text:span text:style-name="T1">boletín</text:span> informativo cada mes.</text:p>
      <text:p text:style-name="P1"/>
      <text:p text:style-name="P1">Nombre <text:s text:c="2"/>Apellido</text:p>
      <text:p text:style-name="P1"/>
      <text:p text:style-name="P1"/>
      <text:p text:style-name="P1">Correo electronico</text:p>
      <text:p text:style-name="P1"/>
      <text:p text:style-name="P1">Envia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8:18:48.445000000</meta:creation-date>
    <dc:date>2016-06-04T18:21:37.816000000</dc:date>
    <meta:editing-duration>PT2M49S</meta:editing-duration>
    <meta:editing-cycles>1</meta:editing-cycles>
    <meta:document-statistic meta:table-count="0" meta:image-count="0" meta:object-count="0" meta:page-count="1" meta:paragraph-count="5" meta:word-count="15" meta:character-count="110" meta:non-whitespace-character-count="98"/>
    <meta:generator>LibreOffice/5.1.2.2$Windows_x86 LibreOffice_project/d3bf12ecb743fc0d20e0be0c58ca359301eb705f</meta:generator>
  </office:meta>
</office:document-meta>
</file>